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</style:style>
    <style:style style:name="co1" style:family="table-column">
      <style:table-column-properties style:column-width="3.323cm" style:use-optimal-column-width="false"/>
    </style:style>
    <style:style style:name="co2" style:family="table-column">
      <style:table-column-properties style:column-width="3.338cm" style:use-optimal-column-width="false"/>
    </style:style>
    <style:style style:name="ro1" style:family="table-row">
      <style:table-row-properties style:row-height="1.236cm"/>
    </style:style>
    <style:style style:name="ro2" style:family="table-row">
      <style:table-row-properties style:row-height="1.259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size="28pt" style:font-size-asian="28pt" style:font-size-complex="2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draw:style-name="standard" draw:layer="layout" svg:width="26.599cm" svg:height="19.799cm" svg:x="0.5cm" svg:y="0.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8">
                <text:p text:style-name="P1">Juillet 2016</text:p>
              </table:table-cell>
              <table:covered-table-cell/>
              <table:covered-table-cell/>
              <table:covered-table-cell/>
              <table:covered-table-cell table:number-columns-spanned="4"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/>
              <table:table-cell>
                <text:p text:style-name="P1">Lun</text:p>
              </table:table-cell>
              <table:table-cell>
                <text:p text:style-name="P1">Mar</text:p>
              </table:table-cell>
              <table:table-cell>
                <text:p text:style-name="P1">Mer</text:p>
              </table:table-cell>
              <table:table-cell>
                <text:p text:style-name="P1">Jeu</text:p>
              </table:table-cell>
              <table:table-cell>
                <text:p text:style-name="P1">Ven</text:p>
              </table:table-cell>
              <table:table-cell>
                <text:p text:style-name="P1">Sa</text:p>
              </table:table-cell>
              <table:table-cell>
                <text:p text:style-name="P1">Dim</text:p>
              </table:table-cell>
            </table:table-row>
            <table:table-row table:style-name="ro1" table:default-cell-style-name="ce2">
              <table:table-cell/>
              <table:table-cell>
                <text:p text:style-name="P1">25</text:p>
              </table:table-cell>
              <table:table-cell>
                <text:p text:style-name="P1">26</text:p>
              </table:table-cell>
              <table:table-cell>
                <text:p text:style-name="P1">27</text:p>
              </table:table-cell>
              <table:table-cell>
                <text:p text:style-name="P1">28</text:p>
              </table:table-cell>
              <table:table-cell>
                <text:p text:style-name="P1">29</text:p>
              </table:table-cell>
              <table:table-cell>
                <text:p text:style-name="P1">30</text:p>
              </table:table-cell>
              <table:table-cell>
                <text:p text:style-name="P1">31</text:p>
              </table:table-cell>
            </table:table-row>
            <table:table-row table:style-name="ro1" table:default-cell-style-name="ce2">
              <table:table-cell>
                <text:p text:style-name="P1">8-9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1">9-10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1">10-11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1">11-12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1">12-13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1">13-1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1">14-1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1">15-16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1">16-17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1">17-18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1">18-19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1">19-20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>
                <text:p text:style-name="P1">Nouv Evn</text:p>
              </table:table-cell>
              <table:table-cell>
                <text:p text:style-name="P1">Nouv Per</text:p>
              </table:table-cell>
              <table:table-cell/>
              <table:table-cell table:style-name="ce3">
                <text:p text:style-name="P2"><text:span text:style-name="T1">←</text:span></text:p>
              </table:table-cell>
              <table:table-cell table:style-name="ce3">
                <text:p text:style-name="P2"><text:span text:style-name="T1">→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e Pitrolo</meta:initial-creator>
    <meta:creation-date>2016-08-01T21:04:33.938112525</meta:creation-date>
    <dc:date>2016-08-01T21:11:36.525317547</dc:date>
    <dc:creator>Daniele Pitrolo</dc:creator>
    <meta:editing-duration>PT7M2S</meta:editing-duration>
    <meta:editing-cycles>1</meta:editing-cycles>
    <meta:document-statistic meta:object-count="24"/>
    <meta:generator>LibreOffice/4.3.3.2$Linux_X86_64 LibreOffice_project/430m0$Build-2</meta:generator>
  </office:meta>
</office:document-meta>
</file>